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Arail" svg:font-family="Arail"/>
    <style:font-face style:name="Arial1" svg:font-family="Arial, Helvetica,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2" svg:font-family="Arial, Helvetica, sans-serif"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hadow="none"/>
    </style:style>
    <style:style style:name="Table1.A" style:family="table-column">
      <style:table-column-properties style:column-width="8.5cm" style:rel-column-width="32767*"/>
    </style:style>
    <style:style style:name="Table1.A1" style:family="table-cell">
      <style:table-cell-properties fo:padding="0.097cm" fo:border="none"/>
    </style:style>
    <style:style style:name="P1" style:family="paragraph" style:parent-style-name="Standard">
      <style:text-properties style:font-name="Arial" fo:font-size="10pt" style:font-size-asian="10pt" style:font-size-complex="10pt"/>
    </style:style>
    <style:style style:name="P2" style:family="paragraph" style:parent-style-name="Standard" style:list-style-name="WW8Num5">
      <style:text-properties style:font-name="Arial" fo:font-size="10pt" style:font-size-asian="10pt" style:font-size-complex="10pt"/>
    </style:style>
    <style:style style:name="P3" style:family="paragraph" style:parent-style-name="Standard" style:list-style-name="L1">
      <style:text-properties style:font-name="Arial" fo:font-size="10pt" style:font-size-asian="10pt" style:font-size-complex="10pt"/>
    </style:style>
    <style:style style:name="P4" style:family="paragraph" style:parent-style-name="Standard" style:list-style-name="L2">
      <style:text-properties style:font-name="Arial" fo:font-size="10pt" style:font-size-asian="10pt" style:font-size-complex="10pt"/>
    </style:style>
    <style:style style:name="P5" style:family="paragraph" style:parent-style-name="Standard">
      <style:text-properties style:font-name="Arial" fo:font-size="10pt" fo:font-weight="bold" style:font-size-asian="10pt" style:font-weight-asian="bold" style:font-size-complex="10pt" style:font-weight-complex="bold"/>
    </style:style>
    <style:style style:name="P6" style:family="paragraph" style:parent-style-name="Standard">
      <style:text-properties style:font-name="Arial" fo:font-size="10pt" fo:font-weight="normal" style:font-size-asian="10pt" style:font-weight-asian="normal" style:font-size-complex="10pt" style:font-weight-complex="normal"/>
    </style:style>
    <style:style style:name="P7" style:family="paragraph" style:parent-style-name="Standard" style:list-style-name="L3"/>
    <style:style style:name="P8" style:family="paragraph" style:parent-style-name="Text_20_body">
      <style:text-properties style:font-name="Arial1" fo:font-size="10pt"/>
    </style:style>
    <style:style style:name="P9" style:family="paragraph" style:parent-style-name="Text_20_body">
      <style:text-properties style:font-name="Arial1" fo:font-size="10pt" fo:font-weight="bold"/>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italic"/>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text-position="super 58%"/>
    </style:style>
    <style:style style:name="T10" style:family="text">
      <style:text-properties fo:font-size="10pt"/>
    </style:style>
    <style:style style:name="T11" style:family="text">
      <style:text-properties fo:font-size="10pt" style:font-size-asian="10pt" style:font-size-complex="10pt"/>
    </style:style>
    <style:style style:name="T12" style:family="text">
      <style:text-properties style:font-name="Arial2"/>
    </style:style>
    <style:style style:name="T13" style:family="text">
      <style:text-properties style:font-name="Arial2" fo:font-size="10pt" style:font-size-asian="10pt" style:font-size-complex="10pt"/>
    </style:style>
    <style:style style:name="T14" style:family="text">
      <style:text-properties style:font-weight-asian="bold"/>
    </style:style>
    <style:style style:name="T15" style:family="text">
      <style:text-properties style:font-weight-complex="bold"/>
    </style:style>
    <style:style style:name="T16" style:family="text">
      <style:text-properties style:font-name="Arial"/>
    </style:style>
    <style:style style:name="T17" style:family="text">
      <style:text-properties style:font-name="Arial" fo:font-size="10pt" style:font-size-asian="10pt" style:font-size-complex="10pt"/>
    </style:style>
    <style:style style:name="T18" style:family="text">
      <style:text-properties style:font-name="Arial" style:font-size-complex="10pt"/>
    </style:style>
    <style:style style:name="T19" style:family="text">
      <style:text-properties style:font-size-asian="10pt"/>
    </style:style>
    <style:style style:name="T20" style:family="text">
      <style:text-properties style:font-size-complex="10pt"/>
    </style:style>
    <style:style style:name="T21" style:family="text">
      <style:text-properties fo:font-weight="normal"/>
    </style:style>
    <style:style style:name="T22" style:family="text">
      <style:text-properties style:font-weight-asian="normal"/>
    </style:style>
    <style:style style:name="T23" style:family="text">
      <style:text-properties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Business</text:span></text:p>
      <text:p text:style-name="P1"/>
      <table:table table:name="Table1" table:style-name="Table1">
        <table:table-column table:style-name="Table1.A" table:number-columns-repeated="2"/>
        <table:table-row>
          <table:table-cell table:style-name="Table1.A1" office:value-type="string">
            <text:p text:style-name="P1">Clickhere Internet Cafe</text:p>
            <text:p text:style-name="P1">Morrisons Quay</text:p>
            <text:p text:style-name="P1">Cork</text:p>
          </table:table-cell>
          <table:table-cell table:style-name="Table1.A1" office:value-type="string">
            <text:p text:style-name="P1">ClickHere Internet Cafe</text:p>
            <text:p text:style-name="P1">Douglas St. Cork</text:p>
          </table:table-cell>
        </table:table-row>
      </table:table>
      <text:p text:style-name="P1"/>
      <text:p text:style-name="P5">Organisation Structure</text:p>
      <text:p text:style-name="P1"/>
      <text:p text:style-name="P1">Click Here LTD had a small organisational structure consisting of John Healy and Marcus McCann as the managing directors. <text:s/>Located in Cork city centre with two shops, the company had eight general employees.</text:p>
      <text:p text:style-name="P1"/>
      <text:p text:style-name="P1"><text:span text:style-name="T4">Services</text:span></text:p>
      <text:p text:style-name="P1"><text:span text:style-name="T4"/></text:p>
      <text:p text:style-name="P6">Internet Access , Printing , Photocopying , Gaming</text:p>
      <text:p text:style-name="P6"/>
      <text:p text:style-name="P5">Targetted Market</text:p>
      <text:p text:style-name="P5"/>
      <text:p text:style-name="P1">ClickHere Internet Cafes LTD. was a late addition to an already saturated internet cafe market,</text:p>
      <text:p text:style-name="P1">it was setup as a low cost internet cafe to compete with higher costing competitors.</text:p>
      <text:p text:style-name="P1"/>
      <text:p text:style-name="P5">Job Title</text:p>
      <text:p text:style-name="P5"/>
      <text:p text:style-name="P1">I David O Neill was hired as Manager and <text:s/>Network Engineer / <text:s/>IT Technician</text:p>
      <text:p text:style-name="P1"/>
      <text:p text:style-name="P1">I later took on the responcibility as Web Developer and general purpose labourer. </text:p>
      <text:p text:style-name="P1">(electrian, 1<text:span text:style-name="T9">st</text:span> &amp; 2<text:span text:style-name="T9">nd</text:span> <text:s/>fixings, plastering, dry wall implacement, painting)</text:p>
      <text:p text:style-name="P1"/>
      <text:p text:style-name="P1">I was reponsible for the establishment and development of the company IT infrastruture and Managerial duties.</text:p>
      <text:p text:style-name="P1"/>
      <text:p text:style-name="P5">My Gaol</text:p>
      <text:p text:style-name="P1"/>
      <text:p text:style-name="P6">My goal before ever accepting the job was to do it for one year to obtain the relevant experience.</text:p>
      <text:p text:style-name="P5"/>
      <text:p text:style-name="P1"><text:span text:style-name="T4">The Role of IT Technician</text:span></text:p>
      <text:p text:style-name="P1"><text:span text:style-name="T4"/></text:p>
      <text:p text:style-name="P1"><text:span text:style-name="T4">Network infrastructure</text:span></text:p>
      <text:p text:style-name="P1"/>
      <text:p text:style-name="Standard"><text:span text:style-name="T17">I implemented two network infrastructures connected by a VPN (virtual private network) under the Institute of Electrical and Electronics Engineers 802 sub specifications faciliated by Linux and Windows Server 2003 based technologies.</text:span></text:p>
      <text:p text:style-name="Standard"><text:span text:style-name="T17"/></text:p>
      <text:list xml:id="list675159345" text:style-name="L3">
        <text:list-item>
          <text:p text:style-name="P7"><text:span text:style-name="T17">IEEE 802.3 wired 100Base-T (CSMA/CD) network</text:span></text:p>
        </text:list-item>
        <text:list-item>
          <text:p text:style-name="P7"><text:span text:style-name="T17">IEEE 802.11 wireless B/G (CSMA/CA) network</text:span></text:p>
        </text:list-item>
      </text:list>
      <text:p text:style-name="Standard"><text:span text:style-name="T17"/></text:p>
      <text:p text:style-name="P1"><text:span text:style-name="T4">Client infrastructure</text:span></text:p>
      <text:p text:style-name="P1"/>
      <text:p text:style-name="P1">I assembled over sixty client machines and was responsible for maintainance of these clients and their connectivity to the aforementioned network topology. These clients ranged from Microsoft Windows 98, Microsoft Windows 2000 and Microsoft Windows XP based clients. As there was three different types of hardware, ranging from 600mhz pcs to 1.8 ghz machines, a compromise between speed and security had to be taken into account to facilitate the customers and their experience in the business establishment.</text:p>
      <text:p text:style-name="P1"/>
      <text:p text:style-name="P1">Symantec Norton Ghost was used for the multicast rollout of client operating systems; to facilitate the precipitancy of maintanence and security upgrades accustomed with the volitile nature of a internet cafe usage and windows based clients. <text:s/>This meant that i could restore or upgrade all connected computers on the network simultaneously in under 8 minutes in the event a catastrosphic failure due to software related issues.</text:p>
      <text:p text:style-name="P1"/>
      <text:p text:style-name="P1">I Developed VB.NET software to aid norton ghosts rollout due to limitations in the software (at that time).</text:p>
      <text:p text:style-name="P1">This software was designed to implement the automatic configuration of the clients to their unique specifications such as, the automatic configuration of printing services based on unique usernames and the <text:soft-page-break/>automatic connection of the client to the printing server spool. <text:s/>Unique desktop backgrounds so customers can easily locate the computer to which they were designated.</text:p>
      <text:p text:style-name="P1">This solution was based upon correlation of static DHCP leases in relation to the client MAC addresses which resulted in the differentiation of the clients.</text:p>
      <text:p text:style-name="P1"/>
      <text:p text:style-name="P1">I also developed www.clickherecork.com a multilingual business website designed to advertised the services and serve as a place holder for advertising.</text:p>
      <text:p text:style-name="P1"/>
      <text:p text:style-name="P1">This requirements of this website implementatation encompased a wide variety and understanding of the underlying internet protocols and specifications. </text:p>
      <text:p text:style-name="P1"/>
      <text:p text:style-name="P5">The technologies used were </text:p>
      <text:p text:style-name="P1"/>
      <text:list xml:id="list1591372593" text:style-name="L2">
        <text:list-item>
          <text:p text:style-name="P4">Server side scripting langauges such as PHP, SOAP, </text:p>
        </text:list-item>
        <text:list-item>
          <text:p text:style-name="P4">Database technologies such as SQL, MYSQL </text:p>
        </text:list-item>
        <text:list-item>
          <text:p text:style-name="P4">Document architectures HTML, XML &amp; CSS </text:p>
        </text:list-item>
        <text:list-item>
          <text:p text:style-name="P4">Client side languages such as JAVASCRIPT &amp; AJAX</text:p>
        </text:list-item>
      </text:list>
      <text:p text:style-name="P1"/>
      <text:p text:style-name="P1">The website was built using the W3C specifications for interoperobilty between client browsers and operating systems.</text:p>
      <text:p text:style-name="P1"/>
      <text:p text:style-name="P1"><text:span text:style-name="T4">The Role of Manager</text:span></text:p>
      <text:p text:style-name="P1"/>
      <text:p text:style-name="P1">As a manager i received greater experience and respect for the responcibilty of this role</text:p>
      <text:p text:style-name="P1"/>
      <text:p text:style-name="P1">Some of these included : </text:p>
      <text:p text:style-name="P1"/>
      <text:p text:style-name="P5">Effective booking keeping and capital management.</text:p>
      <text:p text:style-name="P6">As a manager it is vital to keep the business books in a manner that can be easily referenced.</text:p>
      <text:p text:style-name="P6">On more than one occasion i was asked for invoices and earnings from top level management.</text:p>
      <text:p text:style-name="P6">As i had recieved previous training in this area of book keeping i had an effective system or relational database that i created to facilitate the 'lookup' <text:s/>of invoices or expenditures on a moments notice. <text:s/>As these books coincided with the database i was able to project montly earnings and expenditures based upon the information in the database and present this information to the investors. <text:s/>This also facilitated the accountant.</text:p>
      <text:p text:style-name="P5"/>
      <text:p text:style-name="P1"><text:span text:style-name="T4">Effective decision making and time management.</text:span></text:p>
      <text:p text:style-name="P6">As a manger, especially on the formation of a new business, it can be difficult to efffectively organsize your time in a way the results in the most productivity. <text:s/>As i had more than one role, my initial focus was spent on getting the IT infrastructure in place and training the staff to a level that they were able to conduct day to day operations without being dependant on my inference. This included general shop duties suck as cashup, cleaning, dealing with disruptive customers, handling refunds, troubleshooting printing problems and other basic <text:s/>IT issues that arrise.</text:p>
      <text:p text:style-name="P6"/>
      <text:p text:style-name="P6">Once this system was in place i was able to focus my attention on getting a management level book keeping system in place to help facilitate any queries that the investors might have. <text:s/>My work hours dropped 80 hours <text:s text:c="2"/>a week to 40 hours a week after the first two weeks by which time i was able to slip into the position as general shop clerk and still manage the responciclites of Management and It Technician.</text:p>
      <text:p text:style-name="P6"/>
      <text:p text:style-name="P5">Acting as intermediary between the staff and top management. </text:p>
      <text:p text:style-name="P1">Employess need reassurance or counseling to eliminate the emotional disequilibrium that is created sometimes in them. Acting as a intermediatory was a novel experience for me. <text:s/>The learning curve was difficult and reaching compromises between staff and management expectations was difficult in the beginning. <text:s/>After i had assessed the duties and performance of the staff and the expectations of management i developed a further rational for this type of situation. <text:s/></text:p>
      <text:p text:style-name="P1"/>
      <text:p text:style-name="P5">Such as :</text:p>
      <text:p text:style-name="P1"/>
      <text:list xml:id="list2159223951" text:style-name="L1">
        <text:list-item>
          <text:p text:style-name="P3">The distinction between leadership and management. <text:s/></text:p>
        </text:list-item>
        <text:list-item>
          <text:p text:style-name="P3">Leading and managing are not synonymous. </text:p>
        </text:list-item>
        <text:list-item>
          <text:p text:style-name="P3">An effective leader must have power and authority to stimulate a positive response from the workers. </text:p>
        </text:list-item>
        <text:list-item>
          <text:p text:style-name="P3">As a manager sometimes you can be too busy with petty things to address to major details of effectivenes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Arail" svg:font-family="Arail"/>
    <style:font-face style:name="Arial1" svg:font-family="Arial, Helvetica,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2" svg:font-family="Arial, Helvetica, sans-serif"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DejaVu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WW8Num5z0" style:family="text">
      <style:text-properties style:font-name="Symbol"/>
    </style:style>
    <style:style style:name="WW8Num5z1" style:family="text">
      <style:text-properties fo:color="#000000" style:font-name="Symbol" fo:font-size="10pt" fo:font-style="normal" style:text-underline-style="none" fo:font-weight="normal" style:font-size-asian="10pt" style:font-style-asian="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499cm" fo:margin-left="2.40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5T13:28:59</meta:creation-date>
    <meta:document-statistic meta:table-count="1" meta:image-count="0" meta:object-count="0" meta:page-count="2" meta:paragraph-count="56" meta:word-count="1003" meta:character-count="6351"/>
    <dc:date>2009-09-25T19:24:36</dc:date>
    <meta:editing-duration>PT00H02M07S</meta:editing-duration>
    <meta:editing-cycles>1</meta:editing-cycles>
    <meta:generator>OpenOffice.org/3.0$Linux OpenOffice.org_project/300m15$Build-9379</meta:generator>
    <meta:user-defined meta:name="Info 1"/>
    <meta:user-defined meta:name="Info 2"/>
    <meta:user-defined meta:name="Info 3"/>
    <meta:user-defined meta:name="Info 4"/>
  </office:meta>
</office:document-meta>
</file>